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cm" fo:min-width="5.5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4.8cm"/>
    </style:style>
    <style:style style:name="gr3" style:family="graphic" style:parent-style-name="standard">
      <style:graphic-properties draw:textarea-horizontal-align="justify" draw:textarea-vertical-align="middle" draw:auto-grow-height="false" fo:min-height="2.65cm" fo:min-width="4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3.8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85cm" fo:min-width="3.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6cm" svg:height="2.4cm" svg:x="12.7cm" svg:y="0.9cm">
          <text:p text:style-name="P1">MainScene</text:p>
          <text:p text:style-name="P1">(遊戲主菜單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5.3cm" svg:height="2.2cm" svg:x="1.9cm" svg:y="5.5cm">
          <text:p text:style-name="P1">NewScene</text:p>
          <text:p text:style-name="P1">(新遊戲選項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5.4cm" svg:height="2.9cm" svg:x="12.9cm" svg:y="9.3cm">
          <text:p text:style-name="P1">DramaScene</text:p>
          <text:p text:style-name="P1">(執行關卡劇本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" draw:id="id5" draw:layer="layout" svg:width="5.4cm" svg:height="2.9cm" svg:x="12.9cm" svg:y="20.5cm">
          <text:p text:style-name="P1">WarScene</text:p>
          <text:p text:style-name="P1">（戰前準備）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xml:id="id6" draw:id="id6" draw:layer="layout" svg:width="5.4cm" svg:height="2.9cm" svg:x="12.9cm" svg:y="26.8cm">
          <text:p text:style-name="P1">RoleScene</text:p>
          <text:p text:style-name="P1">(角色選擇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" draw:id="id1" draw:layer="layout" svg:width="5.4cm" svg:height="2.9cm" svg:x="12.9cm" svg:y="32.2cm">
          <text:p text:style-name="P1">MapScene</text:p>
          <text:p text:style-name="P1">(關卡戰鬥)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2" draw:layer="layout" svg:width="0.502cm" svg:height="1.072cm" svg:x="19.8cm" svg:y="25.2cm">
          <draw:text-box>
            <text:p/>
          </draw:text-box>
        </draw:frame>
        <draw:connector draw:style-name="gr5" draw:text-style-name="P3" draw:layer="layout" draw:line-skew="-8.699cm" svg:x1="12.9cm" svg:y1="33.65cm" svg:x2="12.9cm" svg:y2="10.75cm" draw:start-shape="id1" draw:start-glue-point="5" draw:end-shape="id2" draw:end-glue-point="5" svg:d="M12900 33650h-9200v-22900h9200" svg:viewBox="0 0 9201 22901">
          <text:p text:style-name="P1">進入下一關</text:p>
        </draw:connector>
        <draw:connector draw:style-name="gr5" draw:text-style-name="P3" draw:layer="layout" svg:x1="15.7cm" svg:y1="3.3cm" svg:x2="4.55cm" svg:y2="5.5cm" draw:start-shape="id3" draw:start-glue-point="6" draw:end-shape="id4" draw:end-glue-point="4" svg:d="M15700 3300v1101h-11150v1099" svg:viewBox="0 0 11151 2201">
          <text:p text:style-name="P1">新遊戲</text:p>
        </draw:connector>
        <draw:connector draw:style-name="gr5" draw:text-style-name="P3" draw:layer="layout" svg:x1="4.55cm" svg:y1="7.7cm" svg:x2="15.6cm" svg:y2="9.3cm" draw:start-shape="id4" draw:start-glue-point="6" draw:end-shape="id2" draw:end-glue-point="4" svg:d="M4550 7700v801h11050v799" svg:viewBox="0 0 11051 1601">
          <text:p text:style-name="P1">開始遊戲</text:p>
        </draw:connector>
        <draw:connector draw:style-name="gr6" draw:text-style-name="P3" draw:layer="layout" svg:x1="15.6cm" svg:y1="12.2cm" svg:x2="15.6cm" svg:y2="20.5cm" draw:start-shape="id2" draw:start-glue-point="6" draw:end-shape="id5" draw:end-glue-point="4" svg:d="M15600 12200v8300" svg:viewBox="0 0 1 8301">
          <text:p/>
        </draw:connector>
        <draw:connector draw:style-name="gr6" draw:text-style-name="P3" draw:layer="layout" svg:x1="15.6cm" svg:y1="23.4cm" svg:x2="15.6cm" svg:y2="26.8cm" draw:start-shape="id5" draw:start-glue-point="6" draw:end-shape="id6" draw:end-glue-point="4" svg:d="M15600 23400v3400" svg:viewBox="0 0 1 3401">
          <text:p/>
        </draw:connector>
        <draw:connector draw:style-name="gr6" draw:text-style-name="P3" draw:layer="layout" svg:x1="15.6cm" svg:y1="29.7cm" svg:x2="15.6cm" svg:y2="32.2cm" draw:start-shape="id6" draw:start-glue-point="6" draw:end-shape="id1" draw:end-glue-point="4" svg:d="M15600 29700v2500" svg:viewBox="0 0 1 2501">
          <text:p/>
        </draw:connector>
        <draw:custom-shape draw:style-name="gr7" draw:text-style-name="P1" xml:id="id7" draw:id="id7" draw:layer="layout" svg:width="4.3cm" svg:height="2.8cm" svg:x="23.6cm" svg:y="23cm">
          <text:p text:style-name="P1">StoreScene</text:p>
          <text:p text:style-name="P1">（裝備買賣）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8" draw:id="id8" draw:layer="layout" svg:width="4.3cm" svg:height="2.8cm" svg:x="23.6cm" svg:y="17.9cm">
          <text:p text:style-name="P1">EquipScene</text:p>
          <text:p text:style-name="P1">（裝備更換）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" draw:layer="layout" svg:x1="18.3cm" svg:y1="21.95cm" svg:x2="23.6cm" svg:y2="24.4cm" draw:start-shape="id5" draw:start-glue-point="7" draw:end-shape="id7" draw:end-glue-point="5" svg:d="M18300 21950h2651v2450h2649" svg:viewBox="0 0 5301 2451">
          <text:p/>
        </draw:connector>
        <draw:connector draw:style-name="gr8" draw:text-style-name="P3" draw:layer="layout" svg:x1="23.6cm" svg:y1="19.3cm" svg:x2="18.3cm" svg:y2="21.95cm" draw:start-shape="id8" draw:start-glue-point="5" draw:end-shape="id5" draw:end-glue-point="7" svg:d="M23600 19300h-2649v2650h-2651" svg:viewBox="0 0 5301 2651">
          <text:p/>
        </draw:connector>
        <draw:custom-shape draw:style-name="gr9" draw:text-style-name="P1" xml:id="id9" draw:id="id9" draw:layer="layout" svg:width="4.1cm" svg:height="2.1cm" svg:x="31.4cm" svg:y="5.5cm">
          <text:p text:style-name="P1">LoadScene</text:p>
          <text:p text:style-name="P1">（載如記錄）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15.7cm" svg:y1="3.3cm" svg:x2="33.45cm" svg:y2="5.5cm" draw:start-shape="id3" draw:start-glue-point="6" draw:end-shape="id9" draw:end-glue-point="4" svg:d="M15700 3300v1101h17750v1099" svg:viewBox="0 0 17751 2201">
          <text:p/>
        </draw:connector>
        <draw:connector draw:style-name="gr6" draw:text-style-name="P3" draw:layer="layout" svg:x1="35.5cm" svg:y1="6.55cm" svg:x2="18.3cm" svg:y2="33.65cm" draw:start-shape="id9" draw:start-glue-point="7" draw:end-shape="id1" draw:end-glue-point="7" svg:d="M35500 6550h502v27100h-17702" svg:viewBox="0 0 17703 27101">
          <text:p/>
        </draw:connector>
        <draw:connector draw:style-name="gr6" draw:text-style-name="P3" draw:layer="layout" draw:type="line" svg:x1="31.4cm" svg:y1="6.55cm" svg:x2="18.3cm" svg:y2="10.75cm" draw:start-shape="id9" draw:end-shape="id2" draw:end-glue-point="7" svg:d="M31400 6550l-13100 4200" svg:viewBox="0 0 13101 4201">
          <text:p/>
        </draw:connector>
        <draw:connector draw:style-name="gr6" draw:text-style-name="P3" draw:layer="layout" draw:type="line" svg:x1="33.45cm" svg:y1="7.6cm" svg:x2="15.6cm" svg:y2="20.5cm" draw:start-shape="id9" draw:start-glue-point="6" draw:end-shape="id5" draw:end-glue-point="4" svg:d="M33450 7600l-17850 12900" svg:viewBox="0 0 17851 12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3T19:57:31.509000000</meta:creation-date>
    <dc:date>2015-09-13T20:31:03.556000000</dc:date>
    <meta:editing-duration>PT11M15S</meta:editing-duration>
    <meta:editing-cycles>1</meta:editing-cycles>
    <meta:document-statistic meta:object-count="22"/>
    <meta:generator>LibreOffice/4.4.2.2$Windows_x86 LibreOffice_project/c4c7d32d0d49397cad38d62472b0bc8acff48dd6</meta:generator>
  </office:meta>
</office:document-meta>
</file>